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Обычный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system-ui" svg:font-family="system-ui, ui-sans-serif, apple-system, BlinkMacSystemFont, Inter, NotoSansHans, sans-serif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ooter_20_left" style:master-page-name="Обратная_20_сторона">
      <style:paragraph-properties style:page-number="auto"/>
    </style:style>
    <style:style style:name="P7" style:family="paragraph" style:parent-style-name="Standard">
      <style:text-properties fo:font-variant="normal" fo:text-transform="none" fo:color="#615ced" loext:opacity="100%" style:font-name="Pudelinka" fo:font-size="24pt" fo:letter-spacing="normal" officeooo:paragraph-rsid="0077fdf3" style:font-size-asian="24pt" style:font-size-complex="24pt"/>
    </style:style>
    <style:style style:name="P8" style:family="paragraph" style:parent-style-name="Заголовок_20_и_20_объект_7e_LT_7e_Gliederung_20_1" style:master-page-name="First_20_Page">
      <style:paragraph-properties fo:margin-left="0cm" fo:margin-right="0cm" fo:margin-top="0.353cm" fo:margin-bottom="0cm" style:contextual-spacing="false" fo:line-height="90%" fo:text-align="center" style:justify-single-word="false" fo:text-indent="0cm" style:auto-text-indent="false" style:page-number="auto"/>
      <style:text-properties style:font-name="Pudelinka" fo:font-size="26pt" style:font-size-asian="26pt" style:font-size-complex="26pt"/>
    </style:style>
    <style:style style:name="P9" style:family="paragraph" style:parent-style-name="Заголовок_20_и_20_объект_7e_LT_7e_Gliederung_20_1">
      <style:paragraph-properties fo:margin-left="0cm" fo:margin-right="0cm" fo:margin-top="0.353cm" fo:margin-bottom="0cm" style:contextual-spacing="false" fo:line-height="90%" fo:text-align="center" style:justify-single-word="false" fo:text-indent="0cm" style:auto-text-indent="false"/>
      <style:text-properties style:font-name="Pudelinka" fo:font-size="26pt" style:font-size-asian="26pt" style:font-size-complex="26pt"/>
    </style:style>
    <style:style style:name="T1" style:family="text">
      <style:text-properties officeooo:rsid="005ffed0"/>
    </style:style>
    <style:style style:name="T2" style:family="text">
      <style:text-properties style:font-name="Calibri"/>
    </style:style>
    <style:style style:name="T3" style:family="text">
      <style:text-properties fo:font-variant="normal" fo:text-transform="none" fo:color="#8c8d9b" loext:opacity="100%" style:font-name="system-ui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8c8d9b" loext:opacity="100%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8c8d9b" loext:opacity="100%" fo:letter-spacing="normal" fo:font-style="normal" fo:font-weight="normal" loext:padding="0cm" loext:border="none"/>
    </style:style>
    <style:style style:name="T6" style:family="text">
      <style:text-properties style:font-name="ui-monospace" fo:font-size="10.5pt" fo:font-style="normal" fo:font-weight="normal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оздравление с Рождеством</text:p>
      <text:p text:style-name="P9">КОЛЯДКА</text:p>
      <text:p text:style-name="P9"><text:span text:style-name="T5">Звёзды над хижиной в небе горят,</text:span><text:line-break/><text:span text:style-name="T5">Ангелам слава — Христос настаёт!</text:span><text:line-break/><text:span text:style-name="T5">Двери отворены, гостья — благодать,</text:span><text:line-break/><text:span text:style-name="T5">Дайте в награду медовы пряжот!</text:span></text:p>
      <text:p text:style-name="P7"><text:span text:style-name="T6">https://content-studio.sberdevices.ru/media/019b20ac-12cb-7945-a6c3-ab46d498ab94/019b2143-1559-76d9-9057-abfafb38fb8a.mp4#t=0.00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Обычный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system-ui" svg:font-family="system-ui, ui-sans-serif, apple-system, BlinkMacSystemFont, Inter, NotoSansHans, sans-serif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Заглавие_20_А4" style:display-name="Заглавие А4" style:family="paragraph" style:parent-style-name="A4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1" style:display-name="Заголовок и вертикальный текс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Gliederung_20_2" style:display-name="Заголовок и вертикальный текст~LT~Gliederung 2" style:family="paragraph" style:parent-style-name="Заголовок_20_и_20_вертикальный_20_текс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3" style:display-name="Заголовок и вертикальный текст~LT~Gliederung 3" style:family="paragraph" style:parent-style-name="Заголовок_20_и_20_вертикальный_20_текс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вертикальный_20_текст_7e_LT_7e_Gliederung_20_4" style:display-name="Заголовок и вертикальный текст~LT~Gliederung 4" style:family="paragraph" style:parent-style-name="Заголовок_20_и_20_вертикальный_20_текс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вертикальный_20_текст_7e_LT_7e_Gliederung_20_5" style:display-name="Заголовок и вертикальный текст~LT~Gliederung 5" style:family="paragraph" style:parent-style-name="Заголовок_20_и_20_вертикальный_20_текс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6" style:display-name="Заголовок и вертикальный текст~LT~Gliederung 6" style:family="paragraph" style:parent-style-name="Заголовок_20_и_20_вертикальный_20_текс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7" style:display-name="Заголовок и вертикальный текст~LT~Gliederung 7" style:family="paragraph" style:parent-style-name="Заголовок_20_и_20_вертикальный_20_текс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8" style:display-name="Заголовок и вертикальный текст~LT~Gliederung 8" style:family="paragraph" style:parent-style-name="Заголовок_20_и_20_вертикальный_20_текс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9" style:display-name="Заголовок и вертикальный текст~LT~Gliederung 9" style:family="paragraph" style:parent-style-name="Заголовок_20_и_20_вертикальный_20_текс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Titel" style:display-name="Заголовок и вертикальный текс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Untertitel" style:display-name="Заголовок и вертикальный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Notizen" style:display-name="Заголовок и вертикальный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Hintergrundobjekte" style:display-name="Заголовок и вертикальный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вертикальный_20_текст_7e_LT_7e_Hintergrund" style:display-name="Заголовок и вертикальный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Вертикальный_20_заголовок_20_и_20_текст_7e_LT_7e_Gliederung_20_1" style:display-name="Вертикальный заголовок и текс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Gliederung_20_2" style:display-name="Вертикальный заголовок и текст~LT~Gliederung 2" style:family="paragraph" style:parent-style-name="Вертикальный_20_заголовок_20_и_20_текс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3" style:display-name="Вертикальный заголовок и текст~LT~Gliederung 3" style:family="paragraph" style:parent-style-name="Вертикальный_20_заголовок_20_и_20_текс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ертикальный_20_заголовок_20_и_20_текст_7e_LT_7e_Gliederung_20_4" style:display-name="Вертикальный заголовок и текст~LT~Gliederung 4" style:family="paragraph" style:parent-style-name="Вертикальный_20_заголовок_20_и_20_текс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ертикальный_20_заголовок_20_и_20_текст_7e_LT_7e_Gliederung_20_5" style:display-name="Вертикальный заголовок и текст~LT~Gliederung 5" style:family="paragraph" style:parent-style-name="Вертикальный_20_заголовок_20_и_20_текс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6" style:display-name="Вертикальный заголовок и текст~LT~Gliederung 6" style:family="paragraph" style:parent-style-name="Вертикальный_20_заголовок_20_и_20_текс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7" style:display-name="Вертикальный заголовок и текст~LT~Gliederung 7" style:family="paragraph" style:parent-style-name="Вертикальный_20_заголовок_20_и_20_текс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8" style:display-name="Вертикальный заголовок и текст~LT~Gliederung 8" style:family="paragraph" style:parent-style-name="Вертикальный_20_заголовок_20_и_20_текс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9" style:display-name="Вертикальный заголовок и текст~LT~Gliederung 9" style:family="paragraph" style:parent-style-name="Вертикальный_20_заголовок_20_и_20_текс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Titel" style:display-name="Вертикальный заголовок и текс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Untertitel" style:display-name="Вертикальный заголовок и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Notizen" style:display-name="Вертикальный заголовок и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Hintergrundobjekte" style:display-name="Вертикальный заголовок и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Вертикальный_20_заголовок_20_и_20_текст_7e_LT_7e_Hintergrund" style:display-name="Вертикальный заголовок и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объект_7e_LT_7e_Gliederung_20_1" style:display-name="Заголовок и объек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раздела_7e_LT_7e_Gliederung_20_1" style:display-name="Заголовок раздела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Gliederung_20_2" style:display-name="Заголовок раздела~LT~Gliederung 2" style:family="paragraph" style:parent-style-name="Заголовок_20_раздела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3" style:display-name="Заголовок раздела~LT~Gliederung 3" style:family="paragraph" style:parent-style-name="Заголовок_20_раздела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раздела_7e_LT_7e_Gliederung_20_4" style:display-name="Заголовок раздела~LT~Gliederung 4" style:family="paragraph" style:parent-style-name="Заголовок_20_раздела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раздела_7e_LT_7e_Gliederung_20_5" style:display-name="Заголовок раздела~LT~Gliederung 5" style:family="paragraph" style:parent-style-name="Заголовок_20_раздела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6" style:display-name="Заголовок раздела~LT~Gliederung 6" style:family="paragraph" style:parent-style-name="Заголовок_20_раздела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7" style:display-name="Заголовок раздела~LT~Gliederung 7" style:family="paragraph" style:parent-style-name="Заголовок_20_раздела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8" style:display-name="Заголовок раздела~LT~Gliederung 8" style:family="paragraph" style:parent-style-name="Заголовок_20_раздела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9" style:display-name="Заголовок раздела~LT~Gliederung 9" style:family="paragraph" style:parent-style-name="Заголовок_20_раздела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Titel" style:display-name="Заголовок раздела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Untertitel" style:display-name="Заголовок раздел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Notizen" style:display-name="Заголовок раздел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Hintergrundobjekte" style:display-name="Заголовок раздел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раздела_7e_LT_7e_Hintergrund" style:display-name="Заголовок раздел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Два_20_объекта_7e_LT_7e_Gliederung_20_1" style:display-name="Два объекта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Gliederung_20_2" style:display-name="Два объекта~LT~Gliederung 2" style:family="paragraph" style:parent-style-name="Два_20_объекта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3" style:display-name="Два объекта~LT~Gliederung 3" style:family="paragraph" style:parent-style-name="Два_20_объекта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4" style:display-name="Два объекта~LT~Gliederung 4" style:family="paragraph" style:parent-style-name="Два_20_объекта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5" style:display-name="Два объекта~LT~Gliederung 5" style:family="paragraph" style:parent-style-name="Два_20_объекта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6" style:display-name="Два объекта~LT~Gliederung 6" style:family="paragraph" style:parent-style-name="Два_20_объекта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7" style:display-name="Два объекта~LT~Gliederung 7" style:family="paragraph" style:parent-style-name="Два_20_объекта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8" style:display-name="Два объекта~LT~Gliederung 8" style:family="paragraph" style:parent-style-name="Два_20_объекта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9" style:display-name="Два объекта~LT~Gliederung 9" style:family="paragraph" style:parent-style-name="Два_20_объекта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Titel" style:display-name="Два объекта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Untertitel" style:display-name="Два объект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Notizen" style:display-name="Два объект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Hintergrundobjekte" style:display-name="Два объект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Два_20_объекта_7e_LT_7e_Hintergrund" style:display-name="Два объект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Сравнение_7e_LT_7e_Gliederung_20_1" style:display-name="Сравнение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Gliederung_20_2" style:display-name="Сравнение~LT~Gliederung 2" style:family="paragraph" style:parent-style-name="Сравнение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3" style:display-name="Сравнение~LT~Gliederung 3" style:family="paragraph" style:parent-style-name="Сравнение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равнение_7e_LT_7e_Gliederung_20_4" style:display-name="Сравнение~LT~Gliederung 4" style:family="paragraph" style:parent-style-name="Сравнение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равнение_7e_LT_7e_Gliederung_20_5" style:display-name="Сравнение~LT~Gliederung 5" style:family="paragraph" style:parent-style-name="Сравнение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6" style:display-name="Сравнение~LT~Gliederung 6" style:family="paragraph" style:parent-style-name="Сравнение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7" style:display-name="Сравнение~LT~Gliederung 7" style:family="paragraph" style:parent-style-name="Сравнение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8" style:display-name="Сравнение~LT~Gliederung 8" style:family="paragraph" style:parent-style-name="Сравнение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9" style:display-name="Сравнение~LT~Gliederung 9" style:family="paragraph" style:parent-style-name="Сравнение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Titel" style:display-name="Сравнение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Untertitel" style:display-name="Сравнение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Notizen" style:display-name="Сравнение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Hintergrundobjekte" style:display-name="Сравнение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Сравнение_7e_LT_7e_Hintergrund" style:display-name="Сравнение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олько_20_заголовок_7e_LT_7e_Gliederung_20_1" style:display-name="Только заголовок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Untertitel" style:display-name="Только заголовок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Notizen" style:display-name="Только заголовок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Hintergrundobjekte" style:display-name="Только заголовок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олько_20_заголовок_7e_LT_7e_Hintergrund" style:display-name="Только заголовок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устой_20_слайд_7e_LT_7e_Gliederung_20_1" style:display-name="Пусто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Gliederung_20_2" style:display-name="Пустой слайд~LT~Gliederung 2" style:family="paragraph" style:parent-style-name="Пусто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Untertitel" style:display-name="Пусто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Notizen" style:display-name="Пусто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Hintergrundobjekte" style:display-name="Пусто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устой_20_слайд_7e_LT_7e_Hintergrund" style:display-name="Пусто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ъект_20_с_20_подписью_7e_LT_7e_Gliederung_20_1" style:display-name="Объект с подписью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Gliederung_20_2" style:display-name="Объект с подписью~LT~Gliederung 2" style:family="paragraph" style:parent-style-name="Объект_20_с_20_подписью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3" style:display-name="Объект с подписью~LT~Gliederung 3" style:family="paragraph" style:parent-style-name="Объект_20_с_20_подписью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подписью_7e_LT_7e_Gliederung_20_4" style:display-name="Объект с подписью~LT~Gliederung 4" style:family="paragraph" style:parent-style-name="Объект_20_с_20_подписью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подписью_7e_LT_7e_Gliederung_20_5" style:display-name="Объект с подписью~LT~Gliederung 5" style:family="paragraph" style:parent-style-name="Объект_20_с_20_подписью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6" style:display-name="Объект с подписью~LT~Gliederung 6" style:family="paragraph" style:parent-style-name="Объект_20_с_20_подписью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7" style:display-name="Объект с подписью~LT~Gliederung 7" style:family="paragraph" style:parent-style-name="Объект_20_с_20_подписью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8" style:display-name="Объект с подписью~LT~Gliederung 8" style:family="paragraph" style:parent-style-name="Объект_20_с_20_подписью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9" style:display-name="Объект с подписью~LT~Gliederung 9" style:family="paragraph" style:parent-style-name="Объект_20_с_20_подписью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Titel" style:display-name="Объект с подписью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Untertitel" style:display-name="Объект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Notizen" style:display-name="Объект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Hintergrundobjekte" style:display-name="Объект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ъект_20_с_20_подписью_7e_LT_7e_Hintergrund" style:display-name="Объект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Рисунок_20_с_20_подписью_7e_LT_7e_Gliederung_20_1" style:display-name="Рисунок с подписью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Gliederung_20_2" style:display-name="Рисунок с подписью~LT~Gliederung 2" style:family="paragraph" style:parent-style-name="Рисунок_20_с_20_подписью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3" style:display-name="Рисунок с подписью~LT~Gliederung 3" style:family="paragraph" style:parent-style-name="Рисунок_20_с_20_подписью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исунок_20_с_20_подписью_7e_LT_7e_Gliederung_20_4" style:display-name="Рисунок с подписью~LT~Gliederung 4" style:family="paragraph" style:parent-style-name="Рисунок_20_с_20_подписью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исунок_20_с_20_подписью_7e_LT_7e_Gliederung_20_5" style:display-name="Рисунок с подписью~LT~Gliederung 5" style:family="paragraph" style:parent-style-name="Рисунок_20_с_20_подписью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6" style:display-name="Рисунок с подписью~LT~Gliederung 6" style:family="paragraph" style:parent-style-name="Рисунок_20_с_20_подписью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7" style:display-name="Рисунок с подписью~LT~Gliederung 7" style:family="paragraph" style:parent-style-name="Рисунок_20_с_20_подписью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8" style:display-name="Рисунок с подписью~LT~Gliederung 8" style:family="paragraph" style:parent-style-name="Рисунок_20_с_20_подписью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9" style:display-name="Рисунок с подписью~LT~Gliederung 9" style:family="paragraph" style:parent-style-name="Рисунок_20_с_20_подписью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Titel" style:display-name="Рисунок с подписью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Untertitel" style:display-name="Рисунок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Notizen" style:display-name="Рисунок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Hintergrundobjekte" style:display-name="Рисунок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Рисунок_20_с_20_подписью_7e_LT_7e_Hintergrund" style:display-name="Рисунок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1:09:37.205792105</meta:creation-date>
    <dc:title>Default</dc:title>
    <meta:editing-cycles>2</meta:editing-cycles>
    <meta:editing-duration>PT43M48S</meta:editing-duration>
    <meta:generator>LibreOffice/7.6.7.2$Linux_X86_64 LibreOffice_project/60$Build-2</meta:generator>
    <dc:date>2025-12-15T12:46:05.173386302</dc:date>
    <meta:document-statistic meta:table-count="1" meta:image-count="0" meta:object-count="0" meta:page-count="1" meta:paragraph-count="14" meta:word-count="47" meta:character-count="379" meta:non-whitespace-character-count="344"/>
  </office:meta>
</office:document-meta>
</file>